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7.5cm"/>
      <style:paragraph-properties style:writing-mode="lr-tb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>
          <draw:text-box>
            <text:p>JakStartScree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Object structu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style-name="gr2" draw:text-style-name="P3" draw:layer="layout" svg:width="2.5cm" svg:height="8cm" svg:x="1.5cm" svg:y="1cm">
          <text:p text:style-name="P2"><text:span text:style-name="T1">Lateral Men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8cm" svg:x="4.5cm" svg:y="1cm">
          <text:p text:style-name="P4"><text:span text:style-name="T2">Main 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cm" svg:height="3cm" svg:x="13.5cm" svg:y="1cm">
          <text:p text:style-name="P5"><text:span text:style-name="T3">Listbox</text:span></text:p>
          <text:p text:style-name="P5"><text:span text:style-name="T3">Name: lst001</text:span></text:p>
          <text:p text:style-name="P5"><text:span text:style-name="T3">Contents: All LinkItem avail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cm" svg:height="3cm" svg:x="13.5cm" svg:y="4.5cm">
          <text:p text:style-name="P5"><text:span text:style-name="T3">Listbox</text:span></text:p>
          <text:p text:style-name="P5"><text:span text:style-name="T3">Name: lst002</text:span></text:p>
          <text:p text:style-name="P5"><text:span text:style-name="T3">Contents: Group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imone Giacomoni</meta:initial-creator>
    <meta:creation-date>2022-05-29T16:08:41.903000000</meta:creation-date>
    <dc:date>2022-05-29T16:17:40.510000000</dc:date>
    <dc:creator>Simone Giacomoni</dc:creator>
    <meta:editing-duration>PT9M2S</meta:editing-duration>
    <meta:editing-cycles>2</meta:editing-cycles>
    <meta:generator>LibreOffice/7.3.2.2$Windows_X86_64 LibreOffice_project/49f2b1bff42cfccbd8f788c8dc32c1c309559be0</meta:generator>
    <meta:document-statistic meta:object-count="33"/>
  </office:meta>
</office:document-meta>
</file>